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S hne" svg:font-family="'S hne', ui-sans-serif, system-ui, apple-system, 'Segoe UI', Roboto, Ubuntu, Cantarell, 'Noto Sans', sans-serif, 'Helvetica Neue', Arial, 'Apple Color Emoji', 'Segoe UI Emoji', 'Segoe UI Symbol', 'Noto Color Emoji'"/>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margin-left="0.106cm" fo:margin-right="0cm" fo:text-indent="0cm" style:auto-text-indent="false">
        <style:tab-stops/>
      </style:paragraph-properties>
    </style:style>
    <style:style style:name="P4" style:family="paragraph" style:parent-style-name="Standard" style:master-page-name="MP0">
      <style:paragraph-properties style:page-number="auto" fo:break-before="page"/>
      <style:text-properties fo:font-weight="bold" style:font-weight-asian="bold" style:font-weight-complex="bold"/>
    </style:style>
    <style:style style:name="P5" style:family="paragraph" style:parent-style-name="Standard" style:list-style-name="L1"/>
    <style:style style:name="P6" style:family="paragraph" style:parent-style-name="Standard">
      <style:text-properties fo:font-weight="bold" style:font-weight-asian="bold" style:font-weight-complex="bold"/>
    </style:style>
    <style:style style:name="P7" style:family="paragraph" style:parent-style-name="Standard" style:list-style-name="L1">
      <style:text-properties fo:font-weight="bold" style:font-weight-asian="bold" style:font-weight-complex="bold"/>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3">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text-properties style:font-name="Times New Roman" fo:font-weight="bold" style:font-weight-asian="bold" style:font-weight-complex="bold"/>
    </style:style>
    <style:style style:name="P1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3" style:family="paragraph" style:parent-style-name="Standard">
      <style:text-properties style:font-name="Times New Roman" fo:font-style="normal" fo:font-weight="bold" style:font-style-asian="normal" style:font-weight-asian="bold" style:font-style-complex="normal" style:font-weight-complex="bold"/>
    </style:style>
    <style:style style:name="P14" style:family="paragraph" style:parent-style-name="Standard">
      <style:paragraph-properties fo:margin-left="0cm" fo:margin-right="0cm" fo:orphans="2" fo:widows="2" fo:text-indent="0cm" style:auto-text-indent="false"/>
      <style:text-properties style:font-name="Times New Roman"/>
    </style:style>
    <style:style style:name="P15"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top="0cm" fo:margin-bottom="0cm" fo:line-height="138%" fo:text-align="start"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17" style:family="paragraph" style:parent-style-name="Text_20_body">
      <style:paragraph-properties fo:margin-top="0cm" fo:margin-bottom="0cm" fo:line-height="138%" fo:text-align="start" style:justify-single-word="false" style:writing-mode="lr-tb"/>
      <style:text-properties style:font-name="Times New Roman" fo:font-size="12pt" style:font-size-asian="12pt" style:font-size-complex="12pt"/>
    </style:style>
    <style:style style:name="P18" style:family="paragraph" style:parent-style-name="Text_20_body">
      <style:paragraph-properties fo:margin-top="0cm" fo:margin-bottom="0cm" fo:line-height="138%" fo:text-align="start" style:justify-single-word="false"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d0d0d" style:font-name="S hne" fo:font-size="12pt" fo:letter-spacing="normal"/>
    </style:style>
    <style:style style:name="T7" style:family="text">
      <style:text-properties fo:font-variant="normal" fo:text-transform="none" fo:color="#0d0d0d" style:font-name="S hne" fo:font-size="12pt" fo:letter-spacing="normal" fo:font-style="normal" fo:font-weight="normal"/>
    </style:style>
    <style:style style:name="T8" style:family="text">
      <style:text-properties fo:font-variant="normal" fo:text-transform="none" fo:color="#0d0d0d" fo:font-size="12pt" fo:letter-spacing="normal"/>
    </style:style>
    <style:style style:name="T9" style:family="text">
      <style:text-properties fo:font-variant="normal" fo:text-transform="none" fo:color="#0d0d0d" fo:font-size="12pt" fo:letter-spacing="normal" fo:font-style="normal" fo:font-weight="normal"/>
    </style:style>
    <style:style style:name="T10" style:family="text">
      <style:text-properties style:font-name="Times New Roman" fo:font-weight="bold" style:font-weight-asian="bold"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0.741cm"/>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635cm" fo:margin-left="2.011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5.821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9.631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nalisi statica</text:p>
      <text:list xml:id="list6496970850026654136" text:style-name="L1">
        <text:list-item>
          <text:p text:style-name="P7">Basica</text:p>
        </text:list-item>
      </text:list>
      <text:p text:style-name="Standard">Analisi di un malware a livello superficiale; non prevede l’avvio dell’eseguibile, ma si limita ad analizzarne l’header per vedere le sezioni che lo compongono e le librerie che utilizza.</text:p>
      <text:list xml:id="list31739355" text:continue-numbering="true" text:style-name="L1">
        <text:list-item>
          <text:p text:style-name="P5"><text:span text:style-name="Car._20_predefinito_20_paragrafo"><text:span text:style-name="T1">Avanzata</text:span></text:span></text:p>
        </text:list-item>
      </text:list>
      <text:p text:style-name="P3">Prevede l’utilizzo di un disassembler, ovvero un software in grado di fornire le istruzioni Assembly che compongono un eseguibile.</text:p>
      <text:p text:style-name="Standard"/>
      <text:p text:style-name="Standard"><text:span text:style-name="Car._20_predefinito_20_paragrafo"><text:span text:style-name="T1">Analisi dinamica</text:span></text:span></text:p>
      <text:list xml:id="list31730461" text:continue-numbering="true" text:style-name="L1">
        <text:list-item>
          <text:p text:style-name="P5"><text:span text:style-name="Car._20_predefinito_20_paragrafo"><text:span text:style-name="T1">Basica</text:span></text:span></text:p>
        </text:list-item>
      </text:list>
      <text:p text:style-name="P3">Prevede l’esecuzione sicura in ambiente di laboratorio virtuale del malware, al fine di analizzarne il comportamento in runtime.</text:p>
      <text:list xml:id="list31718347" text:continue-numbering="true" text:style-name="L1">
        <text:list-item>
          <text:p text:style-name="P5"><text:span text:style-name="Car._20_predefinito_20_paragrafo"><text:span text:style-name="T1">Avanzata</text:span></text:span></text:p>
        </text:list-item>
      </text:list>
      <text:p text:style-name="P3">Viene eseguita l’analisi dinamica del malware attraverso l’utilizzo di un <text:span text:style-name="Car._20_predefinito_20_paragrafo"><text:span text:style-name="T1">debugger</text:span></text:span>, ovvero uno strumento di sviluppo molto specializzato che si collega all'app in esecuzione e consente di controllare il codice.</text:p>
      <text:p text:style-name="P3"/>
      <text:p text:style-name="P3"><text:span text:style-name="Car._20_predefinito_20_paragrafo"><text:span text:style-name="T1">Parametri (come viene gestita la ram?)</text:span></text:span></text:p>
      <text:p text:style-name="Standard">I parametri sono gli identificatori associati internamente ai valori che vengono passati ad una funzione.</text:p>
      <text:p text:style-name="Standard">Nel linguaggio Assembly x86 i parametri vengono scritti nella forma <text:span text:style-name="Car._20_predefinito_20_paragrafo"><text:span text:style-name="T1">nomevariabile</text:span></text:span> <text:span text:style-name="Car._20_predefinito_20_paragrafo"><text:span text:style-name="T1">[ebp+offset].</text:span></text:span></text:p>
      <text:p text:style-name="Standard"><text:line-break/><text:span text:style-name="Car._20_predefinito_20_paragrafo"><text:span text:style-name="T1">Variabili locali e globali (come viene gestita la ram?)</text:span></text:span></text:p>
      <text:p text:style-name="Standard">Una variabile, in informatica, è un contenitore di dati situato in una porzione di memoria destinata a contenere valori, suscettibili di modifica nel corso dell'esecuzione di un programma. </text:p>
      <text:p text:style-name="Standard">Può essere locale (se definita limitatamente ad una singola funzione o porzione di codice) o globale (se viene definita a monte dell'intero eseguibile e quindi utilizzabile da tutte le funzioni del programma).</text:p>
      <text:p text:style-name="Standard"><text:line-break/><text:span text:style-name="Car._20_predefinito_20_paragrafo"><text:span text:style-name="T1">S</text:span></text:span><text:span text:style-name="Car._20_predefinito_20_paragrafo"><text:span text:style-name="T1">ezioni (perché esistono? cosa contengono?)</text:span></text:span></text:p>
      <text:p text:style-name="Standard">Le sezioni sono delle porzioni dell’eseguibile che accedono ad una determinata risorsa o ad una parte di essa. Servono a contenere tutti gli elementi necessari all’esecuzione. </text:p>
      <text:p text:style-name="Standard">Comunemente le sezioni si dividono in:</text:p>
      <text:list xml:id="list3898233660987050941" text:style-name="L2">
        <text:list-item>
          <text:p text:style-name="P8"><text:span text:style-name="Car._20_predefinito_20_paragrafo"><text:span text:style-name="T1">.text</text:span></text:span>: contiene le righe di codice che verranno eseguite;</text:p>
        </text:list-item>
        <text:list-item>
          <text:p text:style-name="P8"><text:span text:style-name="Car._20_predefinito_20_paragrafo"><text:span text:style-name="T1">.</text:span></text:span><text:span text:style-name="Car._20_predefinito_20_paragrafo"><text:span text:style-name="T1">rdata</text:span></text:span>: contiene le librerie o funzioni che vengono importate ed esportate;</text:p>
        </text:list-item>
        <text:list-item>
          <text:p text:style-name="P8">.<text:span text:style-name="Car._20_predefinito_20_paragrafo"><text:span text:style-name="T1">data</text:span></text:span>: contiene le variabili globali, le quali devono essere accessibili da qualsiasi punto del codice;</text:p>
        </text:list-item>
        <text:list-item>
          <text:p text:style-name="P8"><text:span text:style-name="Car._20_predefinito_20_paragrafo"><text:span text:style-name="T1">.</text:span></text:span><text:span text:style-name="Car._20_predefinito_20_paragrafo"><text:span text:style-name="T1">rsrc</text:span></text:span>: contiene le risorse utilizzate dall’eseguibile come ad esempio icone, immagini, menù e stringhe che non sono parte dell’eseguibile stesso;</text:p>
        </text:list-item>
      </text:list>
      <text:p text:style-name="Standard"><text:line-break/><text:span text:style-name="Car._20_predefinito_20_paragrafo"><text:span text:style-name="T1">L</text:span></text:span><text:span text:style-name="Car._20_predefinito_20_paragrafo"><text:span text:style-name="T1">ibrerie</text:span></text:span></text:p>
      <text:p text:style-name="Standard">Le librerie sono insiemi di funzioni o API predefinite.</text:p>
      <text:p text:style-name="Standard">Sono solitamente predisposte per essere riutilizzate da altri programmi software attraverso un'opportuna procedura di collegamento.</text:p>
      <text:p text:style-name="Standard"/>
      <text:p text:style-name="P1">Funzioni</text:p>
      <text:p text:style-name="Standard">Una <text:span text:style-name="Car._20_predefinito_20_paragrafo"><text:span text:style-name="T2">funzione</text:span></text:span> è un'unità di organizzazione del codice che permette di raggruppare una sequenza di istruzioni in un unico blocco, caratterizzato da un nome, dei parametri in ingresso e uno o più dati restituiti in uscita.</text:p>
      <text:p text:style-name="Standard"/>
      <text:p text:style-name="P1">Oggetto</text:p>
      <text:p text:style-name="Standard">Con il termine oggetto, in informatica ed in particolar modo nell'ambito della programmazione, si <text:soft-page-break/>intende nella maniera più generica una regione di memoria allocata.</text:p>
      <text:p text:style-name="Standard"><text:line-break/><text:span text:style-name="Car._20_predefinito_20_paragrafo"><text:span text:style-name="T1">API</text:span></text:span></text:p>
      <text:p text:style-name="Standard">Le API (Application Programming Interface) sono delle funzioni specifiche che permettono la comunicazione fra un eseguibile ed il sistema operativo. </text:p>
      <text:p text:style-name="Standard">È particolarmente importante conoscerne le funzionalità nella fase di comprensione del comportamento di un malware perché le API ci permettono di capire nel dettaglio come il programma si interfacci con il sistema operativo sul quale opera. </text:p>
      <text:p text:style-name="P1"/>
      <text:p text:style-name="Standard"><text:span text:style-name="Car._20_predefinito_20_paragrafo"><text:span text:style-name="T1">G</text:span></text:span><text:span text:style-name="Car._20_predefinito_20_paragrafo"><text:span text:style-name="T1">estione memoria</text:span></text:span></text:p>
      <text:p text:style-name="Standard">La memoria RAM (<text:span text:style-name="Car._20_predefinito_20_paragrafo"><text:span text:style-name="T2">Random Access Memory</text:span></text:span>) viene allocata in diverse porzioni (in base al numero di applicazioni in funzione in un dato istante).</text:p>
      <text:p text:style-name="Standard">Ogni porzione viene ulteriormente divisa in segmenti:</text:p>
      <text:p text:style-name="Standard"/>
      <text:list xml:id="list31557035" text:style-name="L1">
        <text:list-item>
          <text:p text:style-name="P5"><text:span text:style-name="Car._20_predefinito_20_paragrafo"><text:span text:style-name="T1">segmento </text:span></text:span><text:span text:style-name="Car._20_predefinito_20_paragrafo"><text:span text:style-name="T1">C</text:span></text:span><text:span text:style-name="Car._20_predefinito_20_paragrafo"><text:span text:style-name="T1">ode/</text:span></text:span><text:span text:style-name="Car._20_predefinito_20_paragrafo"><text:span text:style-name="T1">T</text:span></text:span><text:span text:style-name="Car._20_predefinito_20_paragrafo"><text:span text:style-name="T1">ext</text:span></text:span>: contiene le istruzioni de eseguire</text:p>
        </text:list-item>
      </text:list>
      <text:p text:style-name="Standard"/>
      <text:list xml:id="list31745058" text:continue-numbering="true" text:style-name="L1">
        <text:list-item>
          <text:p text:style-name="P5"><text:span text:style-name="Car._20_predefinito_20_paragrafo"><text:span text:style-name="T1">segmento </text:span></text:span><text:span text:style-name="Car._20_predefinito_20_paragrafo"><text:span text:style-name="T1">D</text:span></text:span><text:span text:style-name="Car._20_predefinito_20_paragrafo"><text:span text:style-name="T1">ata</text:span></text:span>: contiene variabili globali</text:p>
        </text:list-item>
      </text:list>
      <text:p text:style-name="Standard"/>
      <text:list xml:id="list31727874" text:continue-numbering="true" text:style-name="L1">
        <text:list-item>
          <text:p text:style-name="P5"><text:span text:style-name="Car._20_predefinito_20_paragrafo"><text:span text:style-name="T1">segmento </text:span></text:span><text:span text:style-name="Car._20_predefinito_20_paragrafo"><text:span text:style-name="T1">H</text:span></text:span><text:span text:style-name="Car._20_predefinito_20_paragrafo"><text:span text:style-name="T1">eap</text:span></text:span>: un segmento allocato dinamicamente e accessibile dall’utente che contiene dati permanenti a meno che non venga terminata l’esecuzione del programma o gli stessi dati vengano eliminati.</text:p>
        </text:list-item>
      </text:list>
      <text:p text:style-name="Standard"/>
      <text:list xml:id="list31734276" text:continue-numbering="true" text:style-name="L1">
        <text:list-item>
          <text:p text:style-name="P5"><text:span text:style-name="Car._20_predefinito_20_paragrafo"><text:span text:style-name="T1">segmento </text:span></text:span><text:span text:style-name="Car._20_predefinito_20_paragrafo"><text:span text:style-name="T1">S</text:span></text:span><text:span text:style-name="Car._20_predefinito_20_paragrafo"><text:span text:style-name="T1">tack</text:span></text:span>: contiene i parametri e le variabili locali utili all’esecuzione di una porzione di codice specifica. Lo stack è una pila, ovvero una struttura dati di tipo LIFO (last in first out) nel quale è possibile inserire (PUSH) o togliere (POP) dati solamente dalla testa della pila. </text:p>
        </text:list-item>
      </text:list>
      <text:p text:style-name="Paragrafo_20_elenco"/>
      <text:p text:style-name="P1">IDA Pro</text:p>
      <text:p text:style-name="Standard">L'Interactive Disassembler (<text:span text:style-name="Car._20_predefinito_20_paragrafo"><text:span text:style-name="T2">IDA</text:span></text:span>), è un disassembler comunemente utilizzato per il <text:span text:style-name="Car._20_predefinito_20_paragrafo"><text:span text:style-name="T2">reverse engineering</text:span></text:span>, ovvero l’applicazione dell’analisi statica dinamica al fine di comprendere dalle singole istruzioni Assembly il funzionamento generale di un eseguibile.</text:p>
      <text:p text:style-name="Standard">Supporta numerosi formati di file eseguibili per diversi processori e sistemi operativi.</text:p>
      <text:p text:style-name="Standard"/>
      <text:p text:style-name="P2">Breakpoint</text:p>
      <text:p text:style-name="Standard">Un breakpoint è una funzionalità di debugging che permette di arrestare l’esecuzione di un programma in un dato istante di tempo.</text:p>
      <text:p text:style-name="Standard">Ne esistono di 3 tipi:</text:p>
      <text:list xml:id="list31730829" text:continue-numbering="true" text:style-name="L1">
        <text:list-item>
          <text:p text:style-name="P5"><text:span text:style-name="Car._20_predefinito_20_paragrafo"><text:span text:style-name="T1">software breakpoint</text:span></text:span>: ferma il programma all’esecuzione di una data istruzione;</text:p>
        </text:list-item>
        <text:list-item>
          <text:p text:style-name="P5"><text:span text:style-name="Car._20_predefinito_20_paragrafo"><text:span text:style-name="T1">hardware breakpoint</text:span></text:span>: stoppa l’esecuzione ad un indirizzo di memoria specifico;</text:p>
        </text:list-item>
        <text:list-item>
          <text:p text:style-name="P5"><text:span text:style-name="Car._20_predefinito_20_paragrafo"><text:span text:style-name="T1">breakpoint condizionale</text:span></text:span>: arresta il flusso di esecuzione al verificarsi di una condizione.</text:p>
        </text:list-item>
      </text:list>
      <text:p text:style-name="P1"/>
      <text:p text:style-name="P1">OllyDBG</text:p>
      <text:p text:style-name="Standard"><text:span text:style-name="Car._20_predefinito_20_paragrafo"><text:span text:style-name="T2">OllyDbg</text:span></text:span> è un debugger per sistemi Microsoft Windows, disponibile solo in versione a 32 bit. Traccia i registri, riconosce le funzioni e i parametri passati alle principali librerie standard, le chiamate alle API del sistema operativo, eventuali salti condizionali, tabelle, costanti, variabili e stringhe, esplicitando il tutto in istruzioni Assembly e permettendo l’inserimento di <text:span text:style-name="Car._20_predefinito_20_paragrafo"><text:span text:style-name="T2">breakpoint</text:span></text:span> al fine di bloccare il flusso d’esecuzioni di uno script.</text:p>
      <text:p text:style-name="Standard"/>
      <text:p text:style-name="P1">Costrutti</text:p>
      <text:p text:style-name="Standard">I <text:span text:style-name="Car._20_predefinito_20_paragrafo"><text:span text:style-name="T2">costrutti</text:span></text:span> indicano all'esecutore l'ordine in cui le operazioni devono essere eseguite. Essi devono essere scelti in modo da rispecchiare quanto più possibile i meccanismi che naturalmente vengono usati quando si descrive (ad esempio in italiano) una qualsiasi successione di operazioni. Si dividono in costrutti di sequenza, selezione (if, if-else ecc..) ed iterazione (cicli).</text:p>
      <text:p text:style-name="P1"><text:soft-page-break/>Chiavi di registro Windows</text:p>
      <text:p text:style-name="Standard">Il registro di Windows si suddivide in cinque sottocartelle, dette <text:span text:style-name="Car._20_predefinito_20_paragrafo"><text:span text:style-name="T1">root key</text:span></text:span>.</text:p>
      <text:list xml:id="list31741690" text:continue-numbering="true" text:style-name="L1">
        <text:list-item>
          <text:p text:style-name="P5"><text:span text:style-name="Car._20_predefinito_20_paragrafo"><text:span text:style-name="T3">HKEY_LOCAL_MACHINE</text:span></text:span>, contiene i record e le configurazioni della macchina;</text:p>
        </text:list-item>
        <text:list-item>
          <text:p text:style-name="P5"><text:span text:style-name="Car._20_predefinito_20_paragrafo"><text:span text:style-name="T3">HKEY_CURRENT_USER</text:span></text:span>, contiene i record e le configurazioni dell’utente corrente;</text:p>
        </text:list-item>
        <text:list-item>
          <text:p text:style-name="P5"><text:span text:style-name="Car._20_predefinito_20_paragrafo"><text:span text:style-name="T3">HKEY_CLASSES_ROOT</text:span></text:span>, contiene le informazioni su apertura file ed estensioni;</text:p>
        </text:list-item>
        <text:list-item>
          <text:p text:style-name="P5"><text:span text:style-name="Car._20_predefinito_20_paragrafo"><text:span text:style-name="T3">HKEY_CURRENT_CONFIG</text:span></text:span>, contiene impostazione e configurazioni hardware;</text:p>
        </text:list-item>
        <text:list-item>
          <text:p text:style-name="P5"><text:span text:style-name="Car._20_predefinito_20_paragrafo"><text:span text:style-name="T3">HKEY_USERS</text:span></text:span>, configurazioni comuni per gli utenti di sistema.</text:p>
        </text:list-item>
      </text:list>
      <text:p text:style-name="Standard"/>
      <text:p text:style-name="P1">Persistenza</text:p>
      <text:p text:style-name="Standard">Il concetto di <text:span text:style-name="Car._20_predefinito_20_paragrafo"><text:span text:style-name="T1">persistenza</text:span></text:span> si riferisce alla caratteristica dei dati di un programma di sopravvivere all'esecuzione del programma stesso che li ha creati: senza questa capacità verrebbero salvati solo in memoria RAM venendo dunque persi allo spegnimento del computer.</text:p>
      <text:p text:style-name="Standard">Un malware dispone di tre possibili modalità per l’ottenimento della persistenza:</text:p>
      <text:list xml:id="list7362211776842878419" text:style-name="L3">
        <text:list-item>
          <text:p text:style-name="P9"><text:span text:style-name="Car._20_predefinito_20_paragrafo"><text:span text:style-name="T3">M</text:span></text:span><text:span text:style-name="Car._20_predefinito_20_paragrafo"><text:span text:style-name="T3">odifica delle chiavi di registro</text:span></text:span> </text:p>
        </text:list-item>
      </text:list>
      <text:p text:style-name="P3">Il malware modifica una determinata chiave di registro nel registro Windows. In questo modo verrà eseguito all’avvio del sistema operativo.</text:p>
      <text:list xml:id="list31744414" text:continue-numbering="true" text:style-name="L3">
        <text:list-item>
          <text:p text:style-name="P10">Task pianificato</text:p>
        </text:list-item>
      </text:list>
      <text:p text:style-name="Standard">Il malware sfrutta la funzionalità dei task pianificati dal sistema operativo. Copiando il percorso del suo eseguibile verrà eseguito ad uno specificato istante e/o con una data frequenza.</text:p>
      <text:list xml:id="list31732786" text:continue-numbering="true" text:style-name="L3">
        <text:list-item>
          <text:p text:style-name="P9"><text:span text:style-name="Car._20_predefinito_20_paragrafo"><text:span text:style-name="T3">Startup Folder</text:span></text:span></text:p>
        </text:list-item>
      </text:list>
      <text:p text:style-name="Standard">Il malware copia il suo eseguibile in una delle cartelle di startup. Questa può essere relativa al solo utente corrente o comune a tutti gli utenti.</text:p>
      <text:p text:style-name="Standard"/>
      <text:p text:style-name="P11">Cff Explorer:</text:p>
      <text:p text:style-name="P14"><text:span text:style-name="T9">CFF Explorer è un software utilizzato per l'analisi dei file eseguibili; Il termine "CFF" sta per "Cavalry File Format", che si riferisce alla struttura dei file eseguibili di Windows.</text:span> </text:p>
      <text:p text:style-name="Standard"/>
      <text:p text:style-name="Standard"><text:span text:style-name="T10">MD5Deep:</text:span></text:p>
      <text:p text:style-name="P12"><text:span text:style-name="T8">MD5Deep è uno strumento software progettato per calcolare e confrontare le somme di controllo MD5 (Message Digest Algorithm 5) di file e directory. L'MD5 è un algoritmo di hash crittografico ampiamente utilizzato per generare una rappresentazione univoca (hash) di dati, spesso utilizzato per verificare l'integrità dei file.</text:span> </text:p>
      <text:p text:style-name="P12"/>
      <text:p text:style-name="P13">Wireshark:</text:p>
      <text:p text:style-name="P12"><text:span text:style-name="T8">Wireshark è un software di analisi del traffico di rete open-source. È ampiamente utilizzato per catturare, visualizzare e analizzare i dati che passano attraverso una rete informatica. </text:span></text:p>
      <text:p text:style-name="P1"/>
      <text:p text:style-name="P16">Process Explorer: </text:p>
      <text:p text:style-name="P15">Tool che permette di osservare tutti i processi in esecuzione su un sistema.</text:p>
      <text:p text:style-name="P17"><text:span text:style-name="T4">ProcMon (Process Monitor): </text:span></text:p>
      <text:p text:style-name="P15">Tool avanzato di windows che permette di monitorare i thread attivi, le attività di rete, l’accesso ai file e le chiamate di sistema effettuate da un OS.</text:p>
      <text:p text:style-name="P17"><text:span text:style-name="T4">Regshot: </text:span></text:p>
      <text:p text:style-name="P15">Tool che permette di confrontare lo stato delle chiavi di registro di un sistema con le loro istantanee prima e dopo l’esecuzione di un malware.</text:p>
      <text:p text:style-name="P17"><text:span text:style-name="T4">Apate DNS: </text:span></text:p>
      <text:p text:style-name="P18"><text:span text:style-name="T5">Tool che funge da server DNS utilizzato per intercettare tutte le richieste generate da un malware verso i domini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ans-serif"/>
    <style:font-face style:name="S hne" svg:font-family="'S hne', ui-sans-serif, system-ui, apple-system, 'Segoe UI', Roboto, Ubuntu, Cantarell, 'Noto Sans', sans-serif, 'Helvetica Neue', Arial, 'Apple Color Emoji', 'Segoe UI Emoji', 'Segoe UI Symbol', 'Noto Color Emoji'"/>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Car._20_predefinito_20_paragrafo" style:display-name="Car. predefinito para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Times New Roman" style:font-name-asian="SimSun" style:font-name-complex="Times New Roman"/>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3LVL1" style:display-name="WW_CharLFO3LVL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meta:creation-date>2024-04-08T11:22:00Z</meta:creation-date>
    <dc:date>2024-04-10T11:47:29.47</dc:date>
    <meta:editing-cycles>10</meta:editing-cycles>
    <meta:editing-duration>PT16M23S</meta:editing-duration>
    <meta:document-statistic meta:table-count="0" meta:image-count="0" meta:object-count="0" meta:page-count="3" meta:paragraph-count="83" meta:word-count="1201" meta:character-count="8098"/>
    <meta:template xlink:type="simple" xlink:actuate="onRequest" xlink:title="" xlink:href="Normal"/>
  </office:meta>
</office:document-meta>
</file>